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b3b3b3" draw:textarea-vertical-align="middle" draw:auto-grow-height="false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svg:stroke-width="0.03cm" svg:stroke-color="#808080" draw:marker-start-width="0.36cm" draw:marker-end-width="0.36cm" draw:fill="gradient" draw:fill-gradient-name="Gradient_20_13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08080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3cm" fo:min-width="3.7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1.994cm"/>
    </style:style>
    <style:style style:name="gr10" style:family="graphic" style:parent-style-name="standard">
      <style:graphic-properties svg:stroke-color="#808080" draw:fill="gradient" draw:fill-gradient-name="Gradient_20_12" draw:textarea-horizontal-align="justify" draw:textarea-vertical-align="middle" draw:auto-grow-height="false"/>
    </style:style>
    <style:style style:name="gr11" style:family="graphic" style:parent-style-name="standard">
      <style:graphic-properties svg:stroke-color="#808080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width="0.03cm" draw:marker-start-width="0.245cm" draw:marker-end="" draw:marker-end-width="0.345cm" draw:textarea-horizontal-align="center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draw:marker-start-width="0.245cm" draw:marker-end-width="0.245cm" draw:fill="solid" draw:fill-color="#2323dc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draw:stroke="dash" draw:stroke-dash="Ultrafine_20_Dashed" svg:stroke-width="0.03cm" draw:marker-start-width="0.245cm" draw:marker-end-width="0.345cm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solid" draw:fill-color="#ff0000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standard">
      <style:graphic-properties svg:stroke-color="#808080" draw:fill="solid" draw:fill-color="#280099" draw:textarea-horizontal-align="justify" draw:textarea-vertical-align="middle" draw:auto-grow-height="false"/>
    </style:style>
    <style:style style:name="gr17" style:family="graphic" style:parent-style-name="standard">
      <style:graphic-properties svg:stroke-color="#808080" draw:fill="solid" draw:fill-color="#ff420e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2.39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7cm" fo:min-width="0.846cm"/>
    </style:style>
    <style:style style:name="gr20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21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0.388cm" fo:min-width="0.8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846cm"/>
    </style:style>
    <style:style style:name="gr2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4" style:family="graphic" style:parent-style-name="standard">
      <style:graphic-properties svg:stroke-width="0.03cm" draw:marker-start-width="0.245cm" draw:marker-end="Arrow" draw:marker-end-width="0.245cm" draw:textarea-horizontal-align="center" draw:textarea-vertical-align="middle" fo:padding-top="0.14cm" fo:padding-bottom="0.14cm" fo:padding-left="0.265cm" fo:padding-right="0.26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cm" fo:min-width="3.1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8cm" fo:min-width="0.8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1.919cm"/>
    </style:style>
    <style:style style:name="gr28" style:family="graphic" style:parent-style-name="standard">
      <style:graphic-properties svg:stroke-color="#808080" draw:fill="gradient" draw:fill-gradient-name="Gradient_20_14" draw:fill-hatch-name="Black_20_0_20_Degrees" draw:textarea-vertical-align="middle" draw:auto-grow-height="false"/>
    </style:style>
    <style:style style:name="gr29" style:family="graphic" style:parent-style-name="standard">
      <style:graphic-properties svg:stroke-color="#808080" draw:fill="solid" draw:fill-color="#c0c0c0" draw:textarea-horizontal-align="center" draw:textarea-vertical-align="middle"/>
    </style:style>
    <style:style style:name="gr3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="none" fo:min-height="0.434cm"/>
    </style:style>
    <style:style style:name="gr32" style:family="graphic" style:parent-style-name="standard">
      <style:graphic-properties svg:stroke-color="#808080" draw:fill="solid" draw:fill-color="#00ae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ae00" draw:fill="none" draw:fill-color="#ffffff" draw:textarea-horizontal-align="left" draw:auto-grow-height="true" draw:auto-grow-width="false" fo:min-height="0.427cm" fo:min-width="0.846cm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color="#280099" fo:font-size="11pt" fo:font-weight="bold" style:font-size-asian="11pt" style:font-weight-asian="bold" style:font-size-complex="11pt" style:font-weight-complex="bold"/>
    </style:style>
    <style:style style:name="P5" style:family="paragraph">
      <style:paragraph-properties fo:text-align="center"/>
      <style:text-properties fo:color="#ff420e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font-size="9pt" fo:font-weight="bold" style:font-size-asian="11pt" style:font-weight-asian="bold" style:font-size-complex="11pt" style:font-weight-complex="bold"/>
    </style:style>
    <style:style style:name="P8" style:family="paragraph">
      <style:text-properties fo:color="#ffffff" fo:font-size="11pt" fo:font-weight="bold" style:font-size-asian="11pt" style:font-weight-asian="bold" style:font-size-complex="11pt" style:font-weight-complex="bold"/>
    </style:style>
    <style:style style:name="P9" style:family="paragraph"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color="#808080" fo:font-size="11pt" fo:font-weight="bold" style:font-size-asian="11pt" style:font-weight-asian="bold" style:font-size-complex="11pt" style:font-weight-complex="bold"/>
    </style:style>
    <style:style style:name="P11" style:family="paragraph">
      <style:text-properties fo:color="#00ae00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-20% 58%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position="-20% 58%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280099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420e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fo:font-family="Arial" style:font-style-name="Normal" style:font-family-generic="swiss" style:font-pitch="variable" fo:font-size="9pt" fo:font-weight="bold" style:font-family-asian="Arial" style:font-style-name-asian="Normal" style:font-family-generic-asian="swiss" style:font-pitch-asian="variable" style:font-size-asian="9pt" style:font-weight-asian="bold" style:font-family-complex="Arial" style:font-style-name-complex="Normal" style:font-family-generic-complex="swiss" style:font-pitch-complex="variable" style:font-size-complex="9pt" style:font-weight-complex="bold"/>
    </style:style>
    <style:style style:name="T9" style:family="text">
      <style:text-properties fo:font-family="Arial" style:font-family-generic="roman" style:font-pitch="variable" fo:font-size="9pt" fo:font-weight="bold" style:font-family-asian="Arial" style:font-style-name-asian="Normal" style:font-family-generic-asian="swiss" style:font-pitch-asian="variable" style:font-size-asian="9pt" style:font-weight-asian="bold" style:font-family-complex="Arial" style:font-style-name-complex="Normal" style:font-family-generic-complex="swiss" style:font-pitch-complex="variable" style:font-size-complex="9pt" style:font-weight-complex="bold"/>
    </style:style>
    <style:style style:name="T10" style:family="text">
      <style:text-properties fo:font-size="9pt" fo:font-weight="bold" style:font-size-asian="11pt" style:font-weight-asian="bold" style:font-size-complex="11pt" style:font-weight-complex="bold"/>
    </style:style>
    <style:style style:name="T11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808080" fo:font-size="7pt" fo:font-weight="bold" style:font-size-asian="7pt" style:font-weight-asian="bold" style:font-size-complex="7pt" style:font-weight-complex="bold"/>
    </style:style>
    <style:style style:name="T14" style:family="text">
      <style:text-properties fo:color="#808080" style:text-position="-20% 58%"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style:text-position="-20% 58%" fo:font-size="7pt" fo:font-weight="bold" style:font-size-asian="7pt" style:font-weight-asian="bold" style:font-size-complex="7pt" style:font-weight-complex="bold"/>
    </style:style>
    <style:style style:name="T17" style:family="text">
      <style:text-properties fo:color="#00ae00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49cm" svg:height="4.174cm" svg:x="5.407cm" svg:y="23.88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52cm" svg:height="2.18cm" svg:x="11.992cm" svg:y="24.97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578cm" svg:height="10.99cm" svg:x="4.354cm" svg:y="12.317cm">
          <text:p/>
          <draw:enhanced-geometry svg:viewBox="0 0 21600 21600" draw:text-areas="0 0 21600 ?f0" draw:type="down-arrow-callout" draw:modifiers="19453.9532344646 7954.29476184193 20290.5909311853 9768.24258232801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" draw:text-style-name="P1" draw:layer="layout" svg:width="4.941cm" svg:height="0.823cm" svg:x="11.438cm" svg:y="14.212cm">
          <text:p/>
          <draw:enhanced-geometry svg:viewBox="0 0 21600 21600" draw:text-areas="0 ?f0 ?f5 ?f2" draw:type="right-arrow" draw:modifiers="18846.4589235128 5804.59540459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471cm" svg:height="0.823cm" svg:x="11.438cm" svg:y="14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7.413cm" svg:height="4.366cm" svg:x="4.437cm" svg:y="17.7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13cm" svg:height="5.189cm" svg:x="4.437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41cm" svg:height="4.671cm" svg:x="3.948cm" svg:y="2.4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552cm" svg:y1="7.097cm" svg:x2="11.887cm" svg:y2="2.427cm">
          <text:p/>
        </draw:line>
        <draw:line draw:style-name="gr5" draw:text-style-name="P1" draw:layer="layout" svg:x1="4.415cm" svg:y1="6.163cm" svg:x2="11.421cm" svg:y2="6.163cm">
          <text:p/>
        </draw:line>
        <draw:line draw:style-name="gr5" draw:text-style-name="P1" draw:layer="layout" svg:x1="4.882cm" svg:y1="5.229cm" svg:x2="11.888cm" svg:y2="5.229cm">
          <text:p/>
        </draw:line>
        <draw:line draw:style-name="gr5" draw:text-style-name="P1" draw:layer="layout" svg:x1="5.349cm" svg:y1="4.295cm" svg:x2="12.355cm" svg:y2="4.295cm">
          <text:p/>
        </draw:line>
        <draw:line draw:style-name="gr6" draw:text-style-name="P1" draw:layer="layout" svg:x1="5.816cm" svg:y1="3.361cm" svg:x2="12.822cm" svg:y2="3.361cm">
          <text:p/>
        </draw:line>
        <draw:line draw:style-name="gr7" draw:text-style-name="P1" draw:layer="layout" svg:x1="5.909cm" svg:y1="2.427cm" svg:x2="3.574cm" svg:y2="7.097cm">
          <text:p/>
        </draw:line>
        <draw:line draw:style-name="gr7" draw:text-style-name="P1" draw:layer="layout" svg:x1="6.283cm" svg:y1="2.047cm" svg:x2="13.289cm" svg:y2="2.047cm">
          <text:p/>
        </draw:line>
        <draw:frame draw:style-name="gr8" draw:text-style-name="P2" draw:layer="layout" svg:width="5.096cm" svg:height="1.583cm" draw:transform="rotate (1.11858151760295) translate (3.132cm 6.059cm)">
          <draw:text-box>
            <text:p><text:span text:style-name="T1">CV</text:span><text:span text:style-name="T2">2 </text:span><text:span text:style-name="T1">permutations</text:span></text:p>
          </draw:text-box>
        </draw:frame>
        <draw:frame draw:style-name="gr9" draw:text-style-name="P2" draw:layer="layout" svg:width="3.606cm" svg:height="0.859cm" svg:x="8.351cm" svg:y="1.294cm">
          <draw:text-box>
            <text:p><text:span text:style-name="T1">CV</text:span><text:span text:style-name="T2">2</text:span><text:span text:style-name="T1"> folds</text:span></text:p>
          </draw:text-box>
        </draw:frame>
        <draw:custom-shape draw:style-name="gr10" draw:text-style-name="P1" draw:layer="layout" svg:width="7.473cm" svg:height="3.736cm" svg:x="4.415cm" svg:y="8.0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8.898cm" svg:y1="11.768cm" svg:x2="10.766cm" svg:y2="8.032cm">
          <text:p/>
        </draw:line>
        <draw:line draw:style-name="gr11" draw:text-style-name="P1" draw:layer="layout" svg:x1="4.788cm" svg:y1="11.021cm" svg:x2="10.393cm" svg:y2="11.021cm">
          <text:p/>
        </draw:line>
        <draw:line draw:style-name="gr11" draw:text-style-name="P1" draw:layer="layout" svg:x1="5.162cm" svg:y1="10.273cm" svg:x2="10.767cm" svg:y2="10.273cm">
          <text:p/>
        </draw:line>
        <draw:line draw:style-name="gr11" draw:text-style-name="P1" draw:layer="layout" svg:x1="5.536cm" svg:y1="9.526cm" svg:x2="11.141cm" svg:y2="9.526cm">
          <text:p/>
        </draw:line>
        <draw:line draw:style-name="gr6" draw:text-style-name="P1" draw:layer="layout" svg:x1="5.909cm" svg:y1="8.779cm" svg:x2="11.514cm" svg:y2="8.779cm">
          <text:p/>
        </draw:line>
        <draw:line draw:style-name="gr12" draw:text-style-name="P1" draw:layer="layout" svg:x1="5.816cm" svg:y1="3.361cm" svg:x2="4.415cm" svg:y2="11.768cm">
          <text:p/>
        </draw:line>
        <draw:custom-shape draw:style-name="gr13" draw:text-style-name="P1" draw:layer="layout" svg:width="6.072cm" svg:height="0.934cm" svg:x="5.816cm" svg:y="2.427cm">
          <text:p/>
          <draw:enhanced-geometry svg:viewBox="0 0 21600 21600" draw:glue-points="?f6 0 10800 ?f8 ?f11 10800 ?f9 21600 10800 ?f10 ?f5 10800" draw:text-areas="?f3 ?f3 ?f4 ?f4" draw:type="parallelogram" draw:modifiers="1638.024919243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5.349cm" svg:y1="7.097cm" svg:x2="7.684cm" svg:y2="2.427cm">
          <text:p/>
        </draw:line>
        <draw:line draw:style-name="gr5" draw:text-style-name="P1" draw:layer="layout" svg:x1="6.75cm" svg:y1="7.097cm" svg:x2="9.085cm" svg:y2="2.427cm">
          <text:p/>
        </draw:line>
        <draw:line draw:style-name="gr5" draw:text-style-name="P1" draw:layer="layout" svg:x1="8.151cm" svg:y1="7.097cm" svg:x2="10.486cm" svg:y2="2.427cm">
          <text:p/>
        </draw:line>
        <draw:line draw:style-name="gr14" draw:text-style-name="P1" draw:layer="layout" svg:x1="6.283cm" svg:y1="2.427cm" svg:x2="6.283cm" svg:y2="8.032cm">
          <text:p/>
        </draw:line>
        <draw:custom-shape draw:style-name="gr15" draw:text-style-name="P1" draw:id="id3" draw:layer="layout" svg:width="1.869cm" svg:height="0.934cm" svg:x="11.42cm" svg:y="2.4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4" draw:text-style-name="P1" draw:layer="layout" svg:x1="11.888cm" svg:y1="2.427cm" svg:x2="11.888cm" svg:y2="8.032cm">
          <text:p/>
        </draw:line>
        <draw:custom-shape draw:style-name="gr16" draw:text-style-name="P1" draw:layer="layout" svg:width="4.858cm" svg:height="0.747cm" svg:x="5.909cm" svg:y="8.032cm">
          <text:p/>
          <draw:enhanced-geometry svg:viewBox="0 0 21600 21600" draw:glue-points="?f6 0 10800 ?f8 ?f11 10800 ?f9 21600 10800 ?f10 ?f5 10800" draw:text-areas="?f3 ?f3 ?f4 ?f4" draw:type="parallelogram" draw:modifiers="1638.0249192431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id="id1" draw:layer="layout" svg:width="1.495cm" svg:height="0.747cm" svg:x="10.393cm" svg:y="8.03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5.536cm" svg:y1="11.768cm" svg:x2="7.404cm" svg:y2="8.032cm">
          <text:p/>
        </draw:line>
        <draw:line draw:style-name="gr11" draw:text-style-name="P1" draw:layer="layout" svg:x1="6.657cm" svg:y1="11.768cm" svg:x2="8.525cm" svg:y2="8.032cm">
          <text:p/>
        </draw:line>
        <draw:line draw:style-name="gr11" draw:text-style-name="P1" draw:layer="layout" svg:x1="7.778cm" svg:y1="11.768cm" svg:x2="9.646cm" svg:y2="8.032cm">
          <text:p/>
        </draw:line>
        <draw:line draw:style-name="gr14" draw:text-style-name="P1" draw:layer="layout" svg:x1="11.42cm" svg:y1="3.361cm" svg:x2="10.019cm" svg:y2="11.768cm">
          <text:p/>
        </draw:line>
        <draw:line draw:style-name="gr7" draw:text-style-name="P1" draw:layer="layout" svg:x1="12.116cm" svg:y1="8.032cm" svg:x2="10.248cm" svg:y2="11.768cm">
          <text:p/>
        </draw:line>
        <draw:frame draw:style-name="gr18" draw:text-style-name="P2" draw:layer="layout" svg:width="3.831cm" svg:height="1.225cm" draw:transform="rotate (1.11805791882736) translate (10.383cm 11.472cm)">
          <draw:text-box>
            <text:p><text:span text:style-name="T3">CV</text:span><text:span text:style-name="T4">1 </text:span><text:span text:style-name="T3">permutations</text:span></text:p>
          </draw:text-box>
        </draw:frame>
        <draw:line draw:style-name="gr7" draw:text-style-name="P1" draw:layer="layout" svg:x1="6.283cm" svg:y1="7.845cm" svg:x2="11.888cm" svg:y2="7.845cm">
          <text:p/>
        </draw:line>
        <draw:frame draw:style-name="gr19" draw:text-style-name="P3" draw:layer="layout" svg:width="2.335cm" svg:height="0.725cm" svg:x="7.918cm" svg:y="7.198cm">
          <draw:text-box>
            <text:p><text:span text:style-name="T3">CV</text:span><text:span text:style-name="T4">1</text:span><text:span text:style-name="T3"> folds</text:span></text:p>
          </draw:text-box>
        </draw:frame>
        <draw:custom-shape draw:style-name="gr20" draw:text-style-name="P1" draw:layer="layout" svg:width="0.467cm" svg:height="4.464cm" draw:transform="rotate (1.5707963267946) translate (5.909cm 9.24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4" draw:layer="layout" svg:width="2.934cm" svg:height="0.683cm" svg:x="6.72cm" svg:y="9.153cm">
          <draw:text-box>
            <text:p text:style-name="P1"><text:span text:style-name="T5">training data</text:span></text:p>
          </draw:text-box>
        </draw:frame>
        <draw:frame draw:style-name="gr22" draw:text-style-name="P5" draw:id="id2" draw:layer="layout" svg:width="2.219cm" svg:height="1.115cm" svg:x="13.097cm" svg:y="10.569cm">
          <draw:text-box>
            <text:p text:style-name="P1"><text:span text:style-name="T6">CV1 test data</text:span></text:p>
          </draw:text-box>
        </draw:frame>
        <draw:line draw:style-name="gr7" draw:text-style-name="P1" draw:layer="layout" svg:x1="8.151cm" svg:y1="9.9cm" svg:x2="8.151cm" svg:y2="12.702cm">
          <text:p/>
        </draw:line>
        <draw:custom-shape draw:style-name="gr23" draw:text-style-name="P6" draw:layer="layout" svg:width="6.589cm" svg:height="0.824cm" svg:x="4.849cm" svg:y="15.201cm">
          <text:p text:style-name="P1"><text:span text:style-name="T7">Feature extraction (RGS)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6.589cm" svg:height="0.823cm" svg:x="4.849cm" svg:y="13.277cm">
          <text:p text:style-name="P1"><text:span text:style-name="T7">Nuisance correction (part. correlations)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6.589cm" svg:height="0.825cm" svg:x="4.849cm" svg:y="16.164cm">
          <text:p text:style-name="P1"><text:span text:style-name="T7">Dimensionality reduction (PCA)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6.589cm" svg:height="0.823cm" svg:x="4.849cm" svg:y="14.24cm">
          <text:p text:style-name="P1"><text:span text:style-name="T7">Scaling [ 0 </text:span><text:span text:style-name="T8">↔</text:span><text:span text:style-name="T9"> 1 ]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589cm" svg:height="0.824cm" svg:x="4.849cm" svg:y="20.636cm">
          <text:p text:style-name="P1"><text:span text:style-name="T10">Optimal SVR parameter selection</text:span></text:p>
          <draw:enhanced-geometry svg:viewBox="0 0 21600 21600" draw:type="rectangle" draw:enhanced-path="M 0 0 L 21600 0 21600 21600 0 21600 0 0 Z N"/>
        </draw:custom-shape>
        <draw:connector draw:style-name="gr24" draw:text-style-name="P1" draw:layer="layout" svg:x1="11.701cm" svg:y1="8.405cm" svg:x2="13.097cm" svg:y2="11.126cm" draw:start-shape="id1" draw:start-glue-point="6" draw:end-shape="id2" svg:d="m11701 8405h792v2721h604">
          <text:p/>
        </draw:connector>
        <draw:frame draw:style-name="gr25" draw:text-style-name="P8" draw:layer="layout" svg:width="3.474cm" svg:height="0.71cm" svg:x="6.521cm" svg:y="12.565cm">
          <draw:text-box>
            <text:p><text:span text:style-name="T11">Preprocessing</text:span></text:p>
          </draw:text-box>
        </draw:frame>
        <draw:line draw:style-name="gr7" draw:text-style-name="P1" draw:layer="layout" svg:x1="14.106cm" svg:y1="12.608cm" svg:x2="14.106cm" svg:y2="19.471cm">
          <text:p/>
        </draw:line>
        <draw:frame draw:style-name="gr26" draw:text-style-name="P9" draw:id="id4" draw:layer="layout" svg:width="2.256cm" svg:height="1.115cm" svg:x="15.602cm" svg:y="8.656cm">
          <draw:text-box>
            <text:p text:style-name="P1"><text:span text:style-name="T12">CV2 test data</text:span></text:p>
          </draw:text-box>
        </draw:frame>
        <draw:connector draw:style-name="gr24" draw:text-style-name="P1" draw:layer="layout" svg:x1="13.055cm" svg:y1="2.893cm" svg:x2="15.602cm" svg:y2="9.213cm" draw:start-shape="id3" draw:start-glue-point="6" draw:end-shape="id4" svg:d="m13055 2893h1398v6320h1149">
          <text:p/>
        </draw:connector>
        <draw:frame draw:style-name="gr22" draw:text-style-name="P9" draw:layer="layout" svg:width="3.151cm" svg:height="1.115cm" svg:x="15.144cm" svg:y="24.326cm">
          <draw:text-box>
            <text:p text:style-name="P1"><text:span text:style-name="T12">preprocessed CV2 test data</text:span></text:p>
          </draw:text-box>
        </draw:frame>
        <draw:line draw:style-name="gr7" draw:text-style-name="P1" draw:layer="layout" svg:x1="16.439cm" svg:y1="10.841cm" svg:x2="16.5cm" svg:y2="24.5cm">
          <text:p/>
        </draw:line>
        <draw:frame draw:style-name="gr27" draw:text-style-name="P8" draw:layer="layout" svg:width="2.283cm" svg:height="0.711cm" svg:x="7.077cm" svg:y="17.836cm">
          <draw:text-box>
            <text:p><text:span text:style-name="T11">Learning</text:span></text:p>
          </draw:text-box>
        </draw:frame>
        <draw:custom-shape draw:style-name="gr23" draw:text-style-name="P7" draw:layer="layout" svg:width="6.589cm" svg:height="0.823cm" svg:x="4.849cm" svg:y="18.66cm">
          <text:p text:style-name="P1"><text:span text:style-name="T10">Filtering (mRMR)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589cm" svg:height="0.824cm" svg:x="4.849cm" svg:y="19.648cm">
          <text:p text:style-name="P1"><text:span text:style-name="T10">Structured feature subspace 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71cm" svg:height="0.823cm" svg:x="11.438cm" svg:y="14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" draw:layer="layout" svg:width="7.473cm" svg:height="3.736cm" svg:x="5.853cm" svg:y="24.081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1" draw:text-style-name="P1" draw:layer="layout" svg:x1="10.336cm" svg:y1="27.817cm" svg:x2="12.204cm" svg:y2="24.081cm">
          <text:p/>
        </draw:line>
        <draw:line draw:style-name="gr11" draw:text-style-name="P1" draw:layer="layout" svg:x1="6.226cm" svg:y1="27.07cm" svg:x2="11.831cm" svg:y2="27.07cm">
          <text:p/>
        </draw:line>
        <draw:line draw:style-name="gr11" draw:text-style-name="P1" draw:layer="layout" svg:x1="6.6cm" svg:y1="26.322cm" svg:x2="12.205cm" svg:y2="26.322cm">
          <text:p/>
        </draw:line>
        <draw:line draw:style-name="gr11" draw:text-style-name="P1" draw:layer="layout" svg:x1="6.974cm" svg:y1="25.575cm" svg:x2="12.579cm" svg:y2="25.575cm">
          <text:p/>
        </draw:line>
        <draw:line draw:style-name="gr29" draw:text-style-name="P1" draw:layer="layout" svg:x1="7.347cm" svg:y1="24.828cm" svg:x2="12.952cm" svg:y2="24.828cm">
          <text:p/>
        </draw:line>
        <draw:line draw:style-name="gr11" draw:text-style-name="P1" draw:layer="layout" svg:x1="6.974cm" svg:y1="27.817cm" svg:x2="8.842cm" svg:y2="24.081cm">
          <text:p/>
        </draw:line>
        <draw:line draw:style-name="gr11" draw:text-style-name="P1" draw:layer="layout" svg:x1="8.095cm" svg:y1="27.817cm" svg:x2="9.963cm" svg:y2="24.081cm">
          <text:p/>
        </draw:line>
        <draw:line draw:style-name="gr11" draw:text-style-name="P1" draw:layer="layout" svg:x1="9.216cm" svg:y1="27.817cm" svg:x2="11.084cm" svg:y2="24.081cm">
          <text:p/>
        </draw:line>
        <draw:custom-shape draw:style-name="gr30" draw:text-style-name="P1" draw:layer="layout" svg:width="1.869cm" svg:height="0.934cm" svg:x="15.621cm" svg:y="25.54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495cm" svg:height="0.747cm" svg:x="13.359cm" svg:y="11.73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7" draw:text-style-name="P1" draw:layer="layout" svg:width="1.495cm" svg:height="0.747cm" svg:x="13.359cm" svg:y="20.43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1.869cm" svg:height="0.934cm" svg:x="15.621cm" svg:y="9.8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9" draw:text-style-name="P3" draw:layer="layout" svg:width="5.269cm" svg:height="0.683cm" svg:x="6.031cm" svg:y="27.999cm">
          <draw:text-box>
            <text:p><text:span text:style-name="T3">SVR predictor ensemble</text:span></text:p>
          </draw:text-box>
        </draw:frame>
        <draw:frame draw:style-name="gr31" draw:text-style-name="P10" draw:layer="layout" svg:width="1.475cm" svg:height="0.684cm" svg:x="8.581cm" svg:y="24.174cm">
          <draw:text-box>
            <text:p><text:span text:style-name="T13">SVR</text:span><text:span text:style-name="T14">[1 ,2 ]</text:span></text:p>
          </draw:text-box>
        </draw:frame>
        <draw:frame draw:style-name="gr31" draw:text-style-name="P10" draw:layer="layout" svg:width="1.475cm" svg:height="0.684cm" svg:x="9.681cm" svg:y="24.174cm">
          <draw:text-box>
            <text:p><text:span text:style-name="T13">SVR</text:span><text:span text:style-name="T14">[1 ,3 ]</text:span></text:p>
          </draw:text-box>
        </draw:frame>
        <draw:frame draw:style-name="gr31" draw:text-style-name="P10" draw:layer="layout" svg:width="1.475cm" svg:height="0.684cm" svg:x="10.781cm" svg:y="24.174cm">
          <draw:text-box>
            <text:p><text:span text:style-name="T13">SVR</text:span><text:span text:style-name="T14">[1 ,4 ]</text:span></text:p>
          </draw:text-box>
        </draw:frame>
        <draw:frame draw:style-name="gr31" draw:text-style-name="P10" draw:layer="layout" svg:width="1.475cm" svg:height="0.684cm" svg:x="11.944cm" svg:y="24.174cm">
          <draw:text-box>
            <text:p><text:span text:style-name="T13">SVR</text:span><text:span text:style-name="T14">[1 ,5 ]</text:span></text:p>
          </draw:text-box>
        </draw:frame>
        <draw:frame draw:style-name="gr31" draw:text-style-name="P10" draw:layer="layout" svg:width="1.475cm" svg:height="0.684cm" svg:x="7.151cm" svg:y="24.94cm">
          <draw:text-box>
            <text:p><text:span text:style-name="T13">SVR</text:span><text:span text:style-name="T14">[2 ,1 ]</text:span></text:p>
          </draw:text-box>
        </draw:frame>
        <draw:frame draw:style-name="gr31" draw:text-style-name="P10" draw:layer="layout" svg:width="1.475cm" svg:height="0.684cm" svg:x="8.251cm" svg:y="24.94cm">
          <draw:text-box>
            <text:p><text:span text:style-name="T13">SVR</text:span><text:span text:style-name="T14">[2 ,2 ]</text:span></text:p>
          </draw:text-box>
        </draw:frame>
        <draw:frame draw:style-name="gr31" draw:text-style-name="P10" draw:layer="layout" svg:width="1.475cm" svg:height="0.684cm" svg:x="9.351cm" svg:y="24.94cm">
          <draw:text-box>
            <text:p><text:span text:style-name="T13">SVR</text:span><text:span text:style-name="T14">[2 ,3 ]</text:span></text:p>
          </draw:text-box>
        </draw:frame>
        <draw:frame draw:style-name="gr31" draw:text-style-name="P10" draw:layer="layout" svg:width="1.475cm" svg:height="0.684cm" svg:x="10.451cm" svg:y="24.94cm">
          <draw:text-box>
            <text:p><text:span text:style-name="T13">SVR</text:span><text:span text:style-name="T14">[2 ,4 ]</text:span></text:p>
          </draw:text-box>
        </draw:frame>
        <draw:frame draw:style-name="gr31" draw:text-style-name="P10" draw:layer="layout" svg:width="1.475cm" svg:height="0.684cm" svg:x="11.605cm" svg:y="24.94cm">
          <draw:text-box>
            <text:p><text:span text:style-name="T13">SVR</text:span><text:span text:style-name="T14">[2 ,5 ]</text:span></text:p>
          </draw:text-box>
        </draw:frame>
        <draw:frame draw:style-name="gr31" draw:text-style-name="P10" draw:layer="layout" svg:width="1.475cm" svg:height="0.684cm" svg:x="6.783cm" svg:y="25.674cm">
          <draw:text-box>
            <text:p><text:span text:style-name="T13">SVR</text:span><text:span text:style-name="T14">[2 ,1 ]</text:span></text:p>
          </draw:text-box>
        </draw:frame>
        <draw:frame draw:style-name="gr31" draw:text-style-name="P10" draw:layer="layout" svg:width="1.475cm" svg:height="0.684cm" svg:x="7.883cm" svg:y="25.674cm">
          <draw:text-box>
            <text:p><text:span text:style-name="T13">SVR</text:span><text:span text:style-name="T14">[2 ,2 ]</text:span></text:p>
          </draw:text-box>
        </draw:frame>
        <draw:frame draw:style-name="gr31" draw:text-style-name="P10" draw:layer="layout" svg:width="1.475cm" svg:height="0.684cm" svg:x="8.983cm" svg:y="25.674cm">
          <draw:text-box>
            <text:p><text:span text:style-name="T13">SVR</text:span><text:span text:style-name="T14">[2 ,3 ]</text:span></text:p>
          </draw:text-box>
        </draw:frame>
        <draw:frame draw:style-name="gr31" draw:text-style-name="P10" draw:layer="layout" svg:width="1.475cm" svg:height="0.684cm" svg:x="10.083cm" svg:y="25.674cm">
          <draw:text-box>
            <text:p><text:span text:style-name="T13">SVR</text:span><text:span text:style-name="T14">[2 ,4 ]</text:span></text:p>
          </draw:text-box>
        </draw:frame>
        <draw:frame draw:style-name="gr31" draw:text-style-name="P10" draw:layer="layout" svg:width="1.475cm" svg:height="0.684cm" svg:x="11.237cm" svg:y="25.674cm">
          <draw:text-box>
            <text:p><text:span text:style-name="T13">SVR</text:span><text:span text:style-name="T14">[2 ,5 ]</text:span></text:p>
          </draw:text-box>
        </draw:frame>
        <draw:frame draw:style-name="gr31" draw:text-style-name="P10" draw:layer="layout" svg:width="1.475cm" svg:height="0.684cm" svg:x="6.401cm" svg:y="26.433cm">
          <draw:text-box>
            <text:p><text:span text:style-name="T13">SVR</text:span><text:span text:style-name="T14">[2 ,1 ]</text:span></text:p>
          </draw:text-box>
        </draw:frame>
        <draw:frame draw:style-name="gr31" draw:text-style-name="P10" draw:layer="layout" svg:width="1.475cm" svg:height="0.684cm" svg:x="7.501cm" svg:y="26.433cm">
          <draw:text-box>
            <text:p><text:span text:style-name="T13">SVR</text:span><text:span text:style-name="T14">[2 ,2 ]</text:span></text:p>
          </draw:text-box>
        </draw:frame>
        <draw:frame draw:style-name="gr31" draw:text-style-name="P10" draw:layer="layout" svg:width="1.475cm" svg:height="0.684cm" svg:x="8.601cm" svg:y="26.433cm">
          <draw:text-box>
            <text:p><text:span text:style-name="T13">SVR</text:span><text:span text:style-name="T14">[2 ,3 ]</text:span></text:p>
          </draw:text-box>
        </draw:frame>
        <draw:frame draw:style-name="gr31" draw:text-style-name="P10" draw:layer="layout" svg:width="1.475cm" svg:height="0.684cm" svg:x="9.66cm" svg:y="26.474cm">
          <draw:text-box>
            <text:p><text:span text:style-name="T13">SVR</text:span><text:span text:style-name="T14">[2 ,4 ]</text:span></text:p>
          </draw:text-box>
        </draw:frame>
        <draw:frame draw:style-name="gr31" draw:text-style-name="P10" draw:layer="layout" svg:width="1.475cm" svg:height="0.684cm" svg:x="10.855cm" svg:y="26.433cm">
          <draw:text-box>
            <text:p><text:span text:style-name="T13">SVR</text:span><text:span text:style-name="T14">[2 ,5 ]</text:span></text:p>
          </draw:text-box>
        </draw:frame>
        <draw:frame draw:style-name="gr31" draw:text-style-name="P10" draw:layer="layout" svg:width="1.475cm" svg:height="0.684cm" svg:x="5.984cm" svg:y="27.174cm">
          <draw:text-box>
            <text:p><text:span text:style-name="T13">SVR</text:span><text:span text:style-name="T14">[2 ,1 ]</text:span></text:p>
          </draw:text-box>
        </draw:frame>
        <draw:frame draw:style-name="gr31" draw:text-style-name="P10" draw:layer="layout" svg:width="1.475cm" svg:height="0.684cm" svg:x="7.084cm" svg:y="27.174cm">
          <draw:text-box>
            <text:p><text:span text:style-name="T13">SVR</text:span><text:span text:style-name="T14">[2 ,2 ]</text:span></text:p>
          </draw:text-box>
        </draw:frame>
        <draw:frame draw:style-name="gr31" draw:text-style-name="P10" draw:layer="layout" svg:width="1.475cm" svg:height="0.684cm" svg:x="8.184cm" svg:y="27.174cm">
          <draw:text-box>
            <text:p><text:span text:style-name="T13">SVR</text:span><text:span text:style-name="T14">[2 ,3 ]</text:span></text:p>
          </draw:text-box>
        </draw:frame>
        <draw:frame draw:style-name="gr31" draw:text-style-name="P10" draw:layer="layout" svg:width="1.475cm" svg:height="0.684cm" svg:x="9.284cm" svg:y="27.174cm">
          <draw:text-box>
            <text:p><text:span text:style-name="T13">SVR</text:span><text:span text:style-name="T14">[2 ,4 ]</text:span></text:p>
          </draw:text-box>
        </draw:frame>
        <draw:frame draw:style-name="gr31" draw:text-style-name="P10" draw:layer="layout" svg:width="1.475cm" svg:height="0.684cm" svg:x="10.438cm" svg:y="27.174cm">
          <draw:text-box>
            <text:p><text:span text:style-name="T13">SVR</text:span><text:span text:style-name="T14">[2 ,5 ]</text:span></text:p>
          </draw:text-box>
        </draw:frame>
        <draw:custom-shape draw:style-name="gr1" draw:text-style-name="P1" draw:layer="layout" svg:width="1.495cm" svg:height="0.747cm" svg:x="7.332cm" svg:y="24.08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495cm" svg:height="0.747cm" svg:x="7.35cm" svg:y="24.06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1.495cm" svg:height="0.747cm" svg:x="7.291cm" svg:y="23.97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1" draw:text-style-name="P3" draw:layer="layout" svg:width="1.475cm" svg:height="0.684cm" svg:x="7.44cm" svg:y="24.071cm">
          <draw:text-box>
            <text:p><text:span text:style-name="T15">SVR</text:span><text:span text:style-name="T16">[1 ,1 ]</text:span></text:p>
          </draw:text-box>
        </draw:frame>
        <draw:custom-shape draw:style-name="gr1" draw:text-style-name="P1" draw:layer="layout" svg:width="1.288cm" svg:height="0.824cm" svg:x="11.438cm" svg:y="20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8cm" svg:height="0.824cm" svg:x="11.439cm" svg:y="19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5" draw:layer="layout" svg:width="3.162cm" svg:height="1.115cm" svg:x="12.525cm" svg:y="19.27cm">
          <draw:text-box>
            <text:p text:style-name="P1"><text:span text:style-name="T6">preprocessed CV1 test data</text:span></text:p>
          </draw:text-box>
        </draw:frame>
        <draw:frame draw:style-name="gr19" draw:text-style-name="P3" draw:layer="layout" svg:width="2.548cm" svg:height="1.115cm" svg:x="12.596cm" svg:y="25.478cm">
          <draw:text-box>
            <text:p><text:span text:style-name="T3">average prediction</text:span></text:p>
          </draw:text-box>
        </draw:frame>
        <draw:frame draw:style-name="gr33" draw:text-style-name="P11" draw:layer="layout" svg:width="3.914cm" svg:height="0.683cm" svg:x="6.254cm" svg:y="23.166cm">
          <draw:text-box>
            <text:p><text:span text:style-name="T17">SVR base learner</text:span></text:p>
          </draw:text-box>
        </draw:frame>
        <draw:custom-shape draw:style-name="gr1" draw:text-style-name="P1" draw:layer="layout" svg:width="1.288cm" svg:height="0.824cm" svg:x="11.439cm" svg:y="19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2" draw:display-name="Gradient 12" draw:style="linear" draw:start-color="#2323dc" draw:end-color="#ffffff" draw:start-intensity="100%" draw:end-intensity="100%" draw:angle="0" draw:border="0%"/>
    <draw:gradient draw:name="Gradient_20_13" draw:display-name="Gradient 13" draw:style="linear" draw:start-color="#c0c0c0" draw:end-color="#ffffff" draw:start-intensity="90%" draw:end-intensity="100%" draw:angle="0" draw:border="0%"/>
    <draw:gradient draw:name="Gradient_20_14" draw:display-name="Gradient 14" draw:style="linear" draw:start-color="#3deb3d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9T11:52:42</meta:creation-date>
    <dc:date>2010-03-16T17:20:49</dc:date>
    <meta:editing-duration>PT03H25M35S</meta:editing-duration>
    <meta:editing-cycles>18</meta:editing-cycles>
    <meta:generator>OpenOffice.org/3.1$Unix OpenOffice.org_project/310m21$Build-9319</meta:generator>
    <meta:document-statistic meta:object-count="109"/>
  </office:meta>
</office:document-meta>
</file>